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baeca"/>
    </style:style>
    <style:style style:name="P2" style:family="paragraph" style:parent-style-name="Standard">
      <style:text-properties officeooo:rsid="001161b3" officeooo:paragraph-rsid="001161b3"/>
    </style:style>
    <style:style style:name="P3" style:family="paragraph" style:parent-style-name="Standard">
      <style:text-properties fo:font-variant="normal" fo:text-transform="none" fo:color="#2c2d30" style:font-name="Slack-Lato" fo:font-size="11.25pt" fo:letter-spacing="normal" fo:font-style="normal" fo:font-weight="normal" officeooo:rsid="001161b3" officeooo:paragraph-rsid="001161b3"/>
    </style:style>
    <style:style style:name="T1" style:family="text">
      <style:text-properties fo:font-variant="normal" fo:text-transform="none" fo:color="#2c2d30" style:font-name="Slack-Lato" fo:font-size="11.25pt" fo:letter-spacing="normal" fo:font-style="normal" fo:font-weight="normal"/>
    </style:style>
    <style:style style:name="T2" style:family="text">
      <style:text-properties fo:font-variant="normal" fo:text-transform="none" fo:color="#2c2d30" style:font-name="Slack-Lato" fo:font-size="11.25pt" fo:letter-spacing="normal" fo:font-style="normal" fo:font-weight="normal" officeooo:rsid="0012e17d"/>
    </style:style>
    <style:style style:name="T3" style:family="text">
      <style:text-properties fo:font-variant="normal" fo:text-transform="none" fo:color="#2c2d30" style:font-name="Slack-Lato" fo:font-size="11.25pt" fo:letter-spacing="normal" fo:font-style="normal" fo:font-weight="normal" officeooo:rsid="001347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Une formation gratuite intensif qui dure 6 mois à temps plein, nous appren</text:span><text:span text:style-name="T2">ons</text:span><text:span text:style-name="T1"> à créer des sites Internet et des applications web.</text:span><text:line-break/><text:span text:style-name="T1">Un apprentissage avec la pratique et la réalisation de projets</text:span><text:span text:style-name="T3">(voir&lt;a&gt;promo&lt;/a&gt;)</text:span><text:line-break/><text:span text:style-name="T1">Une formation dont la sélection se fait sur la motivation et l'envie de travailler en équipe avec un écosystème riche comprenant une communauté de mentors, de professionnels, des partenaires publics, privés et non marchands</text:span><text:line-break/><text:span text:style-name="T1">Les méthodes utilisés sont la méthodologies agiles, pair programming, etc.</text:span><text:line-break/><text:span text:style-name="T1">Les outils utilisés sont Git, Github, Slack, Sublime text, etc.</text:span><text:line-break/><text:span text:style-name="T1">Cette formation au développement  « front-end »(ce qu'on voit à l’écran, avec HTML, CSS, Javascript et ses différents frameworks comme Meteor, React, etc).</text:span><text:line-break/><text:span text:style-name="T1">Vous verrez tout de même un peu de développement « back-end »(PHP, python), l’administration systèmes (sous Linux), la programmation d'objets connectés, la gestion de projet et la conception d'interfaces.</text:span><text:line-break/><text:span text:style-name="T1">La formation peut débouchés sur des métiers comme:</text:span><text:line-break/><text:span text:style-name="T1">Développeur junior,pour continuer à se former au sein d'une équipe</text:span><text:line-break/><text:span text:style-name="T1">Intégrateur web, UX designer</text:span><text:line-break/><text:span text:style-name="T1">chef de projet web</text:span><text:line-break/><text:span text:style-name="T1">formateur ou mediateur numérique</text:span></text:p>
      <text:p text:style-name="P1"/>
      <text:p text:style-name="P1"/>
      <text:p text:style-name="P3">qualifier</text:p>
      <text:p text:style-name="P2"/>
      <text:p text:style-name="P3">resortir en tan que dev juni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9T16:29:43.208525832</meta:creation-date>
    <dc:date>2016-06-09T19:09:55.378735526</dc:date>
    <meta:editing-duration>PT5M41S</meta:editing-duration>
    <meta:editing-cycles>6</meta:editing-cycles>
    <meta:generator>LibreOffice/4.2.8.2$Linux_X86_64 LibreOffice_project/420m0$Build-2</meta:generator>
    <meta:document-statistic meta:table-count="0" meta:image-count="0" meta:object-count="0" meta:page-count="1" meta:paragraph-count="3" meta:word-count="175" meta:character-count="1172" meta:non-whitespace-character-count="999"/>
  </office:meta>
</office:document-meta>
</file>